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9" style:family="table-row">
      <style:table-row-properties style:row-height="0.515cm" fo:break-before="auto" style:use-optimal-row-height="true"/>
    </style:style>
    <style:style style:name="ro12" style:family="table-row">
      <style:table-row-properties style:row-height="1.236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0.452cm" fo:break-before="auto" style:use-optimal-row-height="true"/>
    </style:style>
    <style:style style:name="ro13" style:family="table-row">
      <style:table-row-properties style:row-height="0.631cm" fo:break-before="auto" style:use-optimal-row-height="true"/>
    </style:style>
    <style:style style:name="ta1" style:family="table" style:master-page-name="Default">
      <style:table-properties table:display="true" style:writing-mode="lr-tb" tableooo:tab-color="#000000"/>
    </style:style>
    <style:style style:name="ta11" style:family="table" style:master-page-name="Default">
      <style:table-properties table:display="true" style:writing-mode="lr-tb" tableooo:tab-color="#168253"/>
    </style:style>
    <style:style style:name="ta3" style:family="table" style:master-page-name="Default">
      <style:table-properties table:display="true" style:writing-mode="lr-tb" tableooo:tab-color="#481d32"/>
    </style:style>
    <style:style style:name="ta4" style:family="table" style:master-page-name="Default">
      <style:table-properties table:display="true" style:writing-mode="lr-tb" tableooo:tab-color="#55308d"/>
    </style:style>
    <style:style style:name="ta5" style:family="table" style:master-page-name="Default">
      <style:table-properties table:display="true" style:writing-mode="lr-tb" tableooo:tab-color="#ffb66c"/>
    </style:style>
    <style:style style:name="ta6" style:family="table" style:master-page-name="Default">
      <style:table-properties table:display="true" style:writing-mode="lr-tb" tableooo:tab-color="#355269"/>
    </style:style>
    <style:style style:name="ta7" style:family="table" style:master-page-name="Default">
      <style:table-properties table:display="true" style:writing-mode="lr-tb" tableooo:tab-color="#383d3c"/>
    </style:style>
    <style:style style:name="ta8" style:family="table" style:master-page-name="Default">
      <style:table-properties table:display="true" style:writing-mode="lr-tb" tableooo:tab-color="#b4c7dc"/>
    </style:style>
    <style:style style:name="ta9" style:family="table" style:master-page-name="Default">
      <style:table-properties table:display="true" style:writing-mode="lr-tb" tableooo:tab-color="#ff3838"/>
    </style:style>
    <style:style style:name="ta10" style:family="table" style:master-page-name="Default">
      <style:table-properties table:display="true" style:writing-mode="lr-tb" tableooo:tab-color="#395511"/>
    </style:style>
    <style:style style:name="ta12" style:family="table" style:master-page-name="Default">
      <style:table-properties table:display="true" style:writing-mode="lr-tb" tableooo:tab-color="#666666"/>
    </style:style>
    <style:style style:name="ta13" style:family="table" style:master-page-name="Default">
      <style:table-properties table:display="true" style:writing-mode="lr-tb" tableooo:tab-color="#443205"/>
    </style:style>
    <style:style style:name="ce224" style:family="table-cell" style:parent-style-name="CalcResultScientific"/>
    <style:style style:name="ce226" style:family="table-cell" style:parent-style-name="CalcResult"/>
    <style:style style:name="ce118" style:family="table-cell" style:parent-style-name="ConstantRemark" style:data-style-name="N61"/>
    <style:style style:name="ce119" style:family="table-cell" style:parent-style-name="ConstantValue" style:data-style-name="N61"/>
    <style:style style:name="ce120" style:family="table-cell" style:parent-style-name="PageHeading"/>
    <style:style style:name="ce121" style:family="table-cell" style:parent-style-name="CalcResult"/>
    <style:style style:name="ce122" style:family="table-cell" style:parent-style-name="CalcSeparator"/>
    <style:style style:name="ce123" style:family="table-cell" style:parent-style-name="Calc"/>
    <style:style style:name="ce124" style:family="table-cell" style:parent-style-name="CalcBoxBottom"/>
    <style:style style:name="ce125" style:family="table-cell" style:parent-style-name="CalcResult" style:data-style-name="N0"/>
    <style:style style:name="ce11" style:family="table-cell" style:parent-style-name="CalcResult"/>
    <style:style style:name="ce12" style:family="table-cell" style:parent-style-name="CalcBoxBottom"/>
    <style:style style:name="ce128" style:family="table-cell" style:parent-style-name="CalcResult" style:data-style-name="N0"/>
    <style:style style:name="ce129" style:family="table-cell" style:parent-style-name="CalcBoxBottom" style:data-style-name="N0"/>
    <style:style style:name="ce130" style:family="table-cell" style:parent-style-name="CalcColorBox"/>
    <style:style style:name="ce131" style:family="table-cell" style:parent-style-name="Calc"/>
    <style:style style:name="ce132" style:family="table-cell" style:parent-style-name="CalcRemark"/>
    <style:style style:name="ce133" style:family="table-cell" style:parent-style-name="CalcResult"/>
    <style:style style:name="ce134" style:family="table-cell" style:parent-style-name="Calc"/>
    <style:style style:name="ce135" style:family="table-cell" style:parent-style-name="CalcResultScientific"/>
    <style:style style:name="ce136"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Calc">
      <style:text-properties style:font-name="DejaVu Sans2"/>
    </style:style>
    <style:style style:name="ce138"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PageHeading">
      <style:map style:condition="cell-content()&lt;0" style:apply-style-name="CalcError" style:base-cell-address="Planet.A1"/>
    </style:style>
    <style:style style:name="ce113" style:family="table-cell" style:parent-style-name="Input"/>
    <style:style style:name="ce26" style:family="table-cell" style:parent-style-name="Calc"/>
    <style:style style:name="ce115" style:family="table-cell" style:parent-style-name="CalcResult"/>
    <style:style style:name="ce116" style:family="table-cell" style:parent-style-name="Calc"/>
    <style:style style:name="ce117" style:family="table-cell" style:parent-style-name="Calc"/>
    <style:style style:name="ce30" style:family="table-cell" style:parent-style-name="CalcBoxBottom"/>
    <style:style style:name="ce141" style:family="table-cell" style:parent-style-name="Input">
      <style:map style:condition="cell-content()&lt;0" style:apply-style-name="CalcError" style:base-cell-address="Planet.A1"/>
    </style:style>
    <style:style style:name="ce142" style:family="table-cell" style:parent-style-name="CalcResult">
      <style:map style:condition="cell-content()&lt;0" style:apply-style-name="CalcError" style:base-cell-address="Planet.A1"/>
    </style:style>
    <style:style style:name="ce33" style:family="table-cell" style:parent-style-name="Calc">
      <style:map style:condition="cell-content()&lt;0" style:apply-style-name="CalcError" style:base-cell-address="Planet.A1"/>
    </style:style>
    <style:style style:name="ce34" style:family="table-cell" style:parent-style-name="CalcResultScientific"/>
    <style:style style:name="ce36" style:family="table-cell" style:parent-style-name="CalcResult"/>
    <style:style style:name="ce37" style:family="table-cell" style:parent-style-name="Calc"/>
    <style:style style:name="ce35" style:family="table-cell" style:parent-style-name="CalcResult"/>
    <style:style style:name="ce152" style:family="table-cell" style:parent-style-name="CalcResultScientific"/>
    <style:style style:name="ce154" style:family="table-cell" style:parent-style-name="CalcResult"/>
    <style:style style:name="ce156" style:family="table-cell" style:parent-style-name="CalcResultScientific"/>
    <style:style style:name="ce157" style:family="table-cell" style:parent-style-name="CalcResult"/>
    <style:style style:name="ce159" style:family="table-cell" style:parent-style-name="Calc"/>
    <style:style style:name="ce162" style:family="table-cell" style:parent-style-name="Calc">
      <style:text-properties style:font-name-asian="DejaVu Sans" style:font-name-complex="DejaVu Sans"/>
    </style:style>
    <style:style style:name="ce164"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74" style:family="table-cell" style:parent-style-name="Input">
      <style:map style:condition="cell-content()&lt;0" style:apply-style-name="CalcError" style:base-cell-address="Satellite.C29"/>
    </style:style>
    <style:style style:name="ce48" style:family="table-cell" style:parent-style-name="Calc">
      <style:map style:condition="cell-content()&lt;0" style:apply-style-name="CalcError" style:base-cell-address="Satellite.C29"/>
    </style:style>
    <style:style style:name="ce178" style:family="table-cell" style:parent-style-name="CalcResultScientific"/>
    <style:style style:name="ce50" style:family="table-cell" style:parent-style-name="CalcResult"/>
    <style:style style:name="ce180" style:family="table-cell" style:parent-style-name="Calc">
      <style:text-properties style:font-name="DejaVu Sans" style:font-name-asian="DejaVu Sans" style:font-name-complex="DejaVu Sans"/>
    </style:style>
    <style:style style:name="ce182" style:family="table-cell" style:parent-style-name="Calc">
      <style:text-properties style:font-name="DejaVu Sans2" style:font-name-asian="DejaVu Sans2" style:font-name-complex="DejaVu Sans2"/>
    </style:style>
    <style:style style:name="ce53" style:family="table-cell" style:parent-style-name="Calc">
      <style:map style:condition="cell-content()&lt;0" style:apply-style-name="CalcError" style:base-cell-address="Compact.C10"/>
    </style:style>
    <style:style style:name="ce186" style:family="table-cell" style:parent-style-name="CalcResultScientific">
      <style:text-properties style:font-name="DejaVu Sans3" style:font-name-complex="DejaVu Sans3"/>
    </style:style>
    <style:style style:name="ce190" style:family="table-cell" style:parent-style-name="CalcResultScientific">
      <style:text-properties style:font-name="DejaVu Sans3" style:font-name-complex="DejaVu Sans3"/>
    </style:style>
    <style:style style:name="ce192" style:family="table-cell" style:parent-style-name="Calc">
      <style:text-properties style:font-name="DejaVu Sans3" style:font-name-complex="DejaVu Sans3"/>
    </style:style>
    <style:style style:name="ce57" style:family="table-cell" style:parent-style-name="Calc"/>
    <style:style style:name="ce58" style:family="table-cell" style:parent-style-name="CalcBoxBottom"/>
    <style:style style:name="ce195" style:family="table-cell" style:parent-style-name="Calc">
      <style:text-properties style:font-name-asian="DejaVu Sans"/>
    </style:style>
    <style:style style:name="ce196" style:family="table-cell" style:parent-style-name="CalcResultScientific"/>
    <style:style style:name="ce197" style:family="table-cell" style:parent-style-name="CalcResultScientific">
      <style:text-properties style:font-name="DejaVu Sans3" style:font-name-asian="DejaVu Sans3" style:font-name-complex="DejaVu Sans3"/>
    </style:style>
    <style:style style:name="ce62" style:family="table-cell" style:parent-style-name="Calc">
      <style:text-properties style:font-name="DejaVu Sans3" style:font-name-complex="DejaVu Sans3"/>
    </style:style>
    <style:style style:name="ce199" style:family="table-cell" style:parent-style-name="CalcResultScientific"/>
    <style:style style:name="ce64" style:family="table-cell" style:parent-style-name="Calc"/>
    <style:style style:name="ce65" style:family="table-cell" style:parent-style-name="CalcResult"/>
    <style:style style:name="ce66" style:family="table-cell" style:parent-style-name="CalcBoxBottom"/>
    <style:style style:name="ce67" style:family="table-cell" style:parent-style-name="CalcResultScientific"/>
    <style:style style:name="ce68" style:family="table-cell" style:parent-style-name="CalcResult"/>
    <style:style style:name="ce69" style:family="table-cell" style:parent-style-name="CalcResult"/>
    <style:style style:name="ce70" style:family="table-cell" style:parent-style-name="Input"/>
    <style:style style:name="ce212" style:family="table-cell" style:parent-style-name="CalcResult">
      <style:text-properties style:font-name="DejaVu Sans3" style:font-name-complex="DejaVu Sans3"/>
    </style:style>
    <style:style style:name="ce213" style:family="table-cell" style:parent-style-name="Calc">
      <style:text-properties style:font-name="DejaVu Sans3" style:font-name-complex="DejaVu Sans3"/>
    </style:style>
    <style:style style:name="ce214" style:family="table-cell" style:parent-style-name="Calc">
      <style:text-properties style:font-name="DejaVu Sans3" style:font-name-complex="DejaVu Sans3"/>
    </style:style>
    <style:style style:name="ce74" style:family="table-cell" style:parent-style-name="CalcBoxBottom"/>
    <style:style style:name="ce216" style:family="table-cell" style:parent-style-name="CalcResult" style:data-style-name="N0"/>
    <style:style style:name="ce76" style:family="table-cell" style:parent-style-name="CalcResult"/>
    <style:style style:name="ce77" style:family="table-cell" style:parent-style-name="CalcResult"/>
    <style:style style:name="ce219" style:family="table-cell" style:parent-style-name="InterimResult" style:data-style-name="N0"/>
    <style:style style:name="ce79" style:family="table-cell" style:parent-style-name="CalcResultScientific"/>
    <style:style style:name="ce80" style:family="table-cell" style:parent-style-name="CalcResult"/>
    <style:style style:name="ce81" style:family="table-cell" style:parent-style-name="CalcResult" style:data-style-name="N0"/>
    <style:style style:name="ce82" style:family="table-cell" style:parent-style-name="CalcResultScientific"/>
    <style:style style:name="ce83" style:family="table-cell" style:parent-style-name="CalcResult"/>
    <style:style style:name="ce228" style:family="table-cell" style:parent-style-name="Calc" style:data-style-name="N0"/>
    <style:style style:name="ce85" style:family="table-cell" style:parent-style-name="CalcBoxBottom" style:data-style-name="N0"/>
    <style:style style:name="ce234" style:family="table-cell" style:parent-style-name="Input">
      <style:map style:condition="cell-content()&lt;0" style:apply-style-name="CalcError" style:base-cell-address="Travel.C16"/>
    </style:style>
    <style:style style:name="ce235" style:family="table-cell" style:parent-style-name="Calc">
      <style:map style:condition="cell-content()&lt;0" style:apply-style-name="CalcError" style:base-cell-address="Travel.C16"/>
    </style:style>
    <style:style style:name="ce236" style:family="table-cell" style:parent-style-name="CalcResultScientific"/>
    <style:style style:name="ce237" style:family="table-cell" style:parent-style-name="CalcResult" style:data-style-name="N0"/>
    <style:style style:name="ce90" style:family="table-cell" style:parent-style-name="Calc"/>
    <style:style style:name="ce91" style:family="table-cell" style:parent-style-name="Calc"/>
    <style:style style:name="ce92" style:family="table-cell" style:parent-style-name="CalcBoxBottom"/>
    <style:style style:name="ce244" style:family="table-cell" style:parent-style-name="CalcResult" style:data-style-name="N0"/>
    <style:style style:name="ce94" style:family="table-cell" style:parent-style-name="CalcResultScientific"/>
    <style:style style:name="ce95" style:family="table-cell" style:parent-style-name="CalcResult"/>
    <style:style style:name="ce247" style:family="table-cell" style:parent-style-name="CalcResult"/>
    <style:style style:name="ce248" style:family="table-cell" style:parent-style-name="CalcResult" style:data-style-name="N0"/>
    <style:style style:name="ce249" style:family="table-cell" style:parent-style-name="Calc"/>
    <style:style style:name="T1" style:family="text">
      <style:text-properties style:language-complex="hi" style:country-complex="IN" style:text-overline-style="none" style:text-overline-color="font-color"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fo:color="#e8a202" style:font-name-asian="DejaVu Sans" style:font-name-complex="Noto Sans Devanagari" style:font-size-asian="11pt" style:font-size-complex="10pt" style:font-weight-asian="normal" style:font-weight-complex="normal" style:font-style-asian="normal" style:font-style-complex="normal" style:text-emphasize="none" style:font-relief="none" style:font-name="DejaVu Sans"/>
    </style:style>
    <style:style style:name="T2" style:family="text">
      <style:text-properties style:language-complex="hi" style:country-complex="IN" style:text-overline-style="none" style:text-overline-color="font-color" fo:font-weight="normal" style:text-underline-style="none" style:text-underline-color="font-color" style:text-line-through-type="none" style:text-outline="false" fo:text-shadow="none" style:text-line-through-mode="continuous" fo:language="de" fo:country="DE" style:language-asian="ja" style:country-asian="JP" fo:color="#e8a202" style:font-name-asian="DejaVu Sans" style:font-name-complex="Noto Sans Devanagari" style:font-size-complex="10pt" style:font-weight-asian="normal" style:font-weight-complex="normal" style:font-style-complex="normal" style:text-emphasize="none" style:font-relief="none" style:font-name="DejaVu Sans" fo:font-size="10pt" fo:font-style="oblique" style:font-size-asian="10pt" style:font-style-asian="italic"/>
    </style:style>
    <style:style style:name="T3"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e mathematical formulas can be looked up <text:a xlink:href="https://github.com/lortordermur/sfcalcsheet/wiki/Formulas" xlink:type="simple" office:target-frame-name="_top">on the wiki</text:a>.</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error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table-cell table:number-columns-repeated="57"/>
        </table:table-row>
        <table:table-row table:style-name="ro4" table:number-rows-repeated="1048532">
          <table:table-cell table:number-columns-repeated="64"/>
        </table:table-row>
        <table:table-row table:style-name="ro4">
          <table:table-cell table:number-columns-repeated="64"/>
        </table:table-row>
      </table:table>
      <table:table table:name="Constants"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13">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9">
          <table:table-cell/>
          <table:table-cell table:style-name="ConstantBoxTop" table:number-columns-repeated="6"/>
          <table:table-cell table:number-columns-repeated="57"/>
        </table:table-row>
        <table:table-row table:style-name="ro9">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9">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5">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text:span text:style-name="T1">Photon distrb. const.</text:span><text:span text:style-name="T2">¹¹</text:span></text:p>
          </table:table-cell>
          <table:table-cell table:style-name="ce119" office:value-type="float" office:value="3669.7" calcext:value-type="float">
            <text:p>3,67E+03</text:p>
          </table:table-cell>
          <table:table-cell table:style-name="Constant" office:value-type="string" calcext:value-type="string">
            <text:p>µm K</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9">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9">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e119"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9">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9">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9">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number-columns-repeated="4"/>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9">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9">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9">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e119" table:formula="of:=InternationalInch^3" office:value-type="float" office:value="0.000016387064" calcext:value-type="float">
            <text:p>1,64E-05</text:p>
          </table:table-cell>
          <table:table-cell table:style-name="Constant" office:value-type="string" calcext:value-type="string">
            <text:p>m³</text:p>
          </table:table-cell>
          <table:table-cell table:number-columns-repeated="57"/>
        </table:table-row>
        <table:table-row table:style-name="ro9">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e119" table:formula="of:=InternationalMile^3" office:value-type="float" office:value="4168181825.44058" calcext:value-type="float">
            <text:p>4,17E+09</text:p>
          </table:table-cell>
          <table:table-cell table:style-name="Constant" office:value-type="string" calcext:value-type="string">
            <text:p>m³</text:p>
          </table:table-cell>
          <table:table-cell table:number-columns-repeated="57"/>
        </table:table-row>
        <table:table-row table:style-name="ro9">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9">
          <table:table-cell/>
          <table:table-cell table:style-name="Constant" table:number-columns-repeated="6"/>
          <table:table-cell table:number-columns-repeated="57"/>
        </table:table-row>
        <table:table-row table:style-name="ro10">
          <table:table-cell/>
          <table:table-cell table:style-name="ConstantRemark" office:value-type="string" calcext:value-type="string" table:number-columns-spanned="3" table:number-rows-spanned="1">
            <text:p>¹ En.o.: Energy of </text:p>
          </table:table-cell>
          <table:covered-table-cell table:style-name="ce118"/>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10">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118"/>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118"/>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118"/>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118"/>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style-name="ce118"/>
          <table:covered-table-cell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9">
          <table:table-cell/>
          <table:table-cell table:style-name="ConstantBoxBottom" table:number-columns-repeated="6"/>
          <table:table-cell table:number-columns-repeated="57"/>
        </table:table-row>
        <table:table-row table:style-name="ro4" table:number-rows-repeated="1048468">
          <table:table-cell table:number-columns-repeated="64"/>
        </table:table-row>
        <table:table-row table:style-name="ro4">
          <table:table-cell table:number-columns-repeated="64"/>
        </table:table-row>
      </table:table>
      <table:table table:name="Conversion" table:style-name="ta4"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ce120"/>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121"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9">
          <table:table-cell/>
          <table:table-cell table:style-name="CalcSeparator"/>
          <table:table-cell table:style-name="ce122"/>
          <table:table-cell table:style-name="CalcSeparator" table:number-columns-repeated="2"/>
          <table:table-cell table:style-name="InterimResult"/>
          <table:table-cell table:number-columns-repeated="58"/>
        </table:table-row>
        <table:table-row table:style-name="ro9">
          <table:table-cell/>
          <table:table-cell table:style-name="Calc"/>
          <table:table-cell table:style-name="ce123"/>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123" office:value-type="string" calcext:value-type="string">
            <text:p>parsec =</text:p>
          </table:table-cell>
          <table:table-cell table:style-name="ce121"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9">
          <table:table-cell/>
          <table:table-cell table:style-name="CalcBoxBottom"/>
          <table:table-cell table:style-name="ce124"/>
          <table:table-cell table:style-name="CalcBoxBottom" table:number-columns-repeated="2"/>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AU =</text:p>
          </table:table-cell>
          <table:table-cell table:style-name="ce125"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121"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121"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2"/>
          <table:table-cell table:number-columns-repeated="55"/>
        </table:table-row>
        <table:table-row table:style-name="ro5">
          <table:table-cell/>
          <table:table-cell table:style-name="Input" office:value-type="float" office:value="300" calcext:value-type="float">
            <text:p>300</text:p>
          </table:table-cell>
          <table:table-cell table:style-name="Calc" office:value-type="string" calcext:value-type="string">
            <text:p>K =</text:p>
          </table:table-cell>
          <table:table-cell table:style-name="ce121" table:formula="of:=ROUND([.H36]; 2)" office:value-type="float" office:value="26.85" calcext:value-type="float">
            <text:p>26,85</text:p>
          </table:table-cell>
          <table:table-cell table:style-name="Calc" office:value-type="string" calcext:value-type="string">
            <text:p>°C or</text:p>
          </table:table-cell>
          <table:table-cell table:style-name="ce121"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9">
          <table:table-cell/>
          <table:table-cell table:style-name="CalcSeparator" table:number-columns-repeated="6"/>
          <table:table-cell table:style-name="InterimResult" table:number-columns-repeated="2"/>
          <table:table-cell table:number-columns-repeated="55"/>
        </table:table-row>
        <table:table-row table:style-name="ro9">
          <table:table-cell/>
          <table:table-cell table:style-name="Calc" table:number-columns-repeated="6"/>
          <table:table-cell table:style-name="InterimResult" table:number-columns-repeated="2"/>
          <table:table-cell table:number-columns-repeated="55"/>
        </table:table-row>
        <table:table-row table:style-name="ro5">
          <table:table-cell/>
          <table:table-cell table:style-name="Input" office:value-type="float" office:value="20" calcext:value-type="float">
            <text:p>20</text:p>
          </table:table-cell>
          <table:table-cell table:style-name="Calc" office:value-type="string" calcext:value-type="string">
            <text:p>°C =</text:p>
          </table:table-cell>
          <table:table-cell table:style-name="ce121" table:formula="of:=ROUND([.H39]; 2)" office:value-type="float" office:value="293.15" calcext:value-type="float">
            <text:p>293,15</text:p>
          </table:table-cell>
          <table:table-cell table:style-name="Calc" office:value-type="string" calcext:value-type="string">
            <text:p>K or</text:p>
          </table:table-cell>
          <table:table-cell table:style-name="ce121"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9">
          <table:table-cell/>
          <table:table-cell table:style-name="CalcSeparator" table:number-columns-repeated="6"/>
          <table:table-cell table:style-name="InterimResult" table:number-columns-repeated="2"/>
          <table:table-cell table:number-columns-repeated="55"/>
        </table:table-row>
        <table:table-row table:style-name="ro9">
          <table:table-cell/>
          <table:table-cell table:style-name="Calc" table:number-columns-repeated="6"/>
          <table:table-cell table:style-name="InterimResult" table:number-columns-repeated="2"/>
          <table:table-cell table:number-columns-repeated="55"/>
        </table:table-row>
        <table:table-row table:style-name="ro5">
          <table:table-cell/>
          <table:table-cell table:style-name="Input" office:value-type="float" office:value="80" calcext:value-type="float">
            <text:p>80</text:p>
          </table:table-cell>
          <table:table-cell table:style-name="Calc" office:value-type="string" calcext:value-type="string">
            <text:p>°F =</text:p>
          </table:table-cell>
          <table:table-cell table:style-name="ce121" table:formula="of:=ROUND([.H42]; 2)" office:value-type="float" office:value="26.67" calcext:value-type="float">
            <text:p>26,67</text:p>
          </table:table-cell>
          <table:table-cell table:style-name="Calc" office:value-type="string" calcext:value-type="string">
            <text:p>°C or</text:p>
          </table:table-cell>
          <table:table-cell table:style-name="ce121"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9">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21" table:formula="of:=ROUND([.H48]; 8)" office:value-type="float" office:value="1000" calcext:value-type="float">
            <text:p>1000</text:p>
          </table:table-cell>
          <table:table-cell table:style-name="Calc" office:value-type="string" calcext:value-type="string">
            <text:p>mm or</text:p>
          </table:table-cell>
          <table:table-cell table:style-name="ce121"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49]; 8)" office:value-type="float" office:value="0.001" calcext:value-type="float">
            <text:p>0,001</text:p>
          </table:table-cell>
          <table:table-cell table:style-name="Calc" office:value-type="string" calcext:value-type="string">
            <text:p>km or</text:p>
          </table:table-cell>
          <table:table-cell table:style-name="ce121"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5">
          <table:table-cell/>
          <table:table-cell table:style-name="Calc" table:number-columns-repeated="2"/>
          <table:table-cell table:style-name="ce121" table:formula="of:=ROUND([.J49]; 8)" office:value-type="float" office:value="3.2808399" calcext:value-type="float">
            <text:p>3,2808399</text:p>
          </table:table-cell>
          <table:table-cell table:style-name="Calc" office:value-type="string" calcext:value-type="string">
            <text:p>ft or</text:p>
          </table:table-cell>
          <table:table-cell table:style-name="ce121"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5">
          <table:table-cell/>
          <table:table-cell table:style-name="ce121"/>
          <table:table-cell table:style-name="Calc"/>
          <table:table-cell table:style-name="ce121"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in =</text:p>
          </table:table-cell>
          <table:table-cell table:style-name="ce121" table:formula="of:=ROUND([.H54]; 8)" office:value-type="float" office:value="25.4" calcext:value-type="float">
            <text:p>25,4</text:p>
          </table:table-cell>
          <table:table-cell table:style-name="Calc" office:value-type="string" calcext:value-type="string">
            <text:p>mm or</text:p>
          </table:table-cell>
          <table:table-cell table:style-name="ce121"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55]; 8)" office:value-type="float" office:value="0.0254" calcext:value-type="float">
            <text:p>0,0254</text:p>
          </table:table-cell>
          <table:table-cell table:style-name="Calc" office:value-type="string" calcext:value-type="string">
            <text:p>m or</text:p>
          </table:table-cell>
          <table:table-cell table:style-name="ce121"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ft =</text:p>
          </table:table-cell>
          <table:table-cell table:style-name="ce121" table:formula="of:=ROUND([.H57]; 8)" office:value-type="float" office:value="304.8" calcext:value-type="float">
            <text:p>304,8</text:p>
          </table:table-cell>
          <table:table-cell table:style-name="Calc" office:value-type="string" calcext:value-type="string">
            <text:p>mm or</text:p>
          </table:table-cell>
          <table:table-cell table:style-name="ce121"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58]; 8)" office:value-type="float" office:value="0.3048" calcext:value-type="float">
            <text:p>0,3048</text:p>
          </table:table-cell>
          <table:table-cell table:style-name="Calc" office:value-type="string" calcext:value-type="string">
            <text:p>m or</text:p>
          </table:table-cell>
          <table:table-cell table:style-name="ce121"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yd =</text:p>
          </table:table-cell>
          <table:table-cell table:style-name="ce121" table:formula="of:=ROUND([.H60]; 8)" office:value-type="float" office:value="914.4" calcext:value-type="float">
            <text:p>914,4</text:p>
          </table:table-cell>
          <table:table-cell table:style-name="Calc" office:value-type="string" calcext:value-type="string">
            <text:p>mm or</text:p>
          </table:table-cell>
          <table:table-cell table:style-name="ce121"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61]; 8)" office:value-type="float" office:value="0.9144" calcext:value-type="float">
            <text:p>0,9144</text:p>
          </table:table-cell>
          <table:table-cell table:style-name="Calc" office:value-type="string" calcext:value-type="string">
            <text:p>m or</text:p>
          </table:table-cell>
          <table:table-cell table:style-name="ce121"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i =</text:p>
          </table:table-cell>
          <table:table-cell table:style-name="ce121" table:formula="of:=ROUND([.H63]; 8)" office:value-type="float" office:value="1609344" calcext:value-type="float">
            <text:p>1609344</text:p>
          </table:table-cell>
          <table:table-cell table:style-name="Calc" office:value-type="string" calcext:value-type="string">
            <text:p>mm or</text:p>
          </table:table-cell>
          <table:table-cell table:style-name="ce121"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64]; 8)" office:value-type="float" office:value="1609.344" calcext:value-type="float">
            <text:p>1609,344</text:p>
          </table:table-cell>
          <table:table-cell table:style-name="Calc" office:value-type="string" calcext:value-type="string">
            <text:p>m or</text:p>
          </table:table-cell>
          <table:table-cell table:style-name="ce121"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² =</text:p>
          </table:table-cell>
          <table:table-cell table:style-name="ce121" table:formula="of:=ROUND([.H70]; 8)" office:value-type="float" office:value="10000" calcext:value-type="float">
            <text:p>10000</text:p>
          </table:table-cell>
          <table:table-cell table:style-name="Calc" office:value-type="string" calcext:value-type="string">
            <text:p>cm² or</text:p>
          </table:table-cell>
          <table:table-cell table:style-name="ce121"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71]; 8)" office:value-type="float" office:value="10.76386755" calcext:value-type="float">
            <text:p>10,76386755</text:p>
          </table:table-cell>
          <table:table-cell table:style-name="Calc" office:value-type="string" calcext:value-type="string">
            <text:p>sq ft or</text:p>
          </table:table-cell>
          <table:table-cell table:style-name="ce121"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5">
          <table:table-cell/>
          <table:table-cell table:style-name="ce121"/>
          <table:table-cell table:style-name="Calc"/>
          <table:table-cell table:style-name="ce121" table:formula="of:=ROUND([.J71]; 8)" office:value-type="float" office:value="0.00000039" calcext:value-type="float">
            <text:p>3,9E-07</text:p>
          </table:table-cell>
          <table:table-cell table:style-name="Calc" office:value-type="string" calcext:value-type="string">
            <text:p>sq mi</text:p>
          </table:table-cell>
          <table:table-cell table:style-name="ce121"/>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sq ft =</text:p>
          </table:table-cell>
          <table:table-cell table:style-name="ce121" table:formula="of:=ROUND([.H75]; 8)" office:value-type="float" office:value="929.0341" calcext:value-type="float">
            <text:p>929,0341</text:p>
          </table:table-cell>
          <table:table-cell table:style-name="Calc" office:value-type="string" calcext:value-type="string">
            <text:p>cm² or</text:p>
          </table:table-cell>
          <table:table-cell table:style-name="ce121"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acre =</text:p>
          </table:table-cell>
          <table:table-cell table:style-name="ce121" table:formula="of:=ROUND([.H78]; 8)" office:value-type="float" office:value="40468730" calcext:value-type="float">
            <text:p>40468730</text:p>
          </table:table-cell>
          <table:table-cell table:style-name="Calc" office:value-type="string" calcext:value-type="string">
            <text:p>cm² or</text:p>
          </table:table-cell>
          <table:table-cell table:style-name="ce121"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sq mi =</text:p>
          </table:table-cell>
          <table:table-cell table:style-name="ce121" table:formula="of:=ROUND([.H81]; 8)" office:value-type="float" office:value="25899881103.36" calcext:value-type="float">
            <text:p>25899881103,36</text:p>
          </table:table-cell>
          <table:table-cell table:style-name="Calc" office:value-type="string" calcext:value-type="string">
            <text:p>cm² or</text:p>
          </table:table-cell>
          <table:table-cell table:style-name="ce121"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³ =</text:p>
          </table:table-cell>
          <table:table-cell table:style-name="ce121" table:formula="of:=ROUND([.H88]; 8)" office:value-type="float" office:value="1000" calcext:value-type="float">
            <text:p>1000</text:p>
          </table:table-cell>
          <table:table-cell table:style-name="Calc" office:value-type="string" calcext:value-type="string">
            <text:p>l or</text:p>
          </table:table-cell>
          <table:table-cell table:style-name="ce121"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89]; 8)" office:value-type="float" office:value="61023.74409473" calcext:value-type="float">
            <text:p>61023,74409473</text:p>
          </table:table-cell>
          <table:table-cell table:style-name="Calc" office:value-type="string" calcext:value-type="string">
            <text:p>cu in or</text:p>
          </table:table-cell>
          <table:table-cell table:style-name="ce121"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5">
          <table:table-cell/>
          <table:table-cell table:style-name="ce121"/>
          <table:table-cell table:style-name="Calc"/>
          <table:table-cell table:style-name="ce121" table:formula="of:=ROUND([.J89]; 8)" office:value-type="float" office:value="0" calcext:value-type="float">
            <text:p>0</text:p>
          </table:table-cell>
          <table:table-cell table:style-name="Calc" office:value-type="string" calcext:value-type="string">
            <text:p>cu mi</text:p>
          </table:table-cell>
          <table:table-cell table:style-name="ce121"/>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cu in =</text:p>
          </table:table-cell>
          <table:table-cell table:style-name="ce121" table:formula="of:=ROUND([.H93]; 8)" office:value-type="float" office:value="0.01638706" calcext:value-type="float">
            <text:p>0,01638706</text:p>
          </table:table-cell>
          <table:table-cell table:style-name="Calc" office:value-type="string" calcext:value-type="string">
            <text:p>l or</text:p>
          </table:table-cell>
          <table:table-cell table:style-name="ce121"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cu ft =</text:p>
          </table:table-cell>
          <table:table-cell table:style-name="ce121" table:formula="of:=ROUND([.H96]; 8)" office:value-type="float" office:value="28.31684659" calcext:value-type="float">
            <text:p>28,31684659</text:p>
          </table:table-cell>
          <table:table-cell table:style-name="Calc" office:value-type="string" calcext:value-type="string">
            <text:p>l or</text:p>
          </table:table-cell>
          <table:table-cell table:style-name="ce121"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cu mi =</text:p>
          </table:table-cell>
          <table:table-cell table:style-name="ce121" table:formula="of:=ROUND([.H99]; 8)" office:value-type="float" office:value="4168181825440.58" calcext:value-type="float">
            <text:p>4168181825440,58</text:p>
          </table:table-cell>
          <table:table-cell table:style-name="Calc" office:value-type="string" calcext:value-type="string">
            <text:p>l or</text:p>
          </table:table-cell>
          <table:table-cell table:style-name="ce121"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kg =</text:p>
          </table:table-cell>
          <table:table-cell table:style-name="ce121" table:formula="of:=ROUND([.H106]; 8)" office:value-type="float" office:value="1000" calcext:value-type="float">
            <text:p>1000</text:p>
          </table:table-cell>
          <table:table-cell table:style-name="Calc" office:value-type="string" calcext:value-type="string">
            <text:p>g or</text:p>
          </table:table-cell>
          <table:table-cell table:style-name="ce121"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107]; 8)" office:value-type="float" office:value="35.27396195" calcext:value-type="float">
            <text:p>35,27396195</text:p>
          </table:table-cell>
          <table:table-cell table:style-name="Calc" office:value-type="string" calcext:value-type="string">
            <text:p>oz or</text:p>
          </table:table-cell>
          <table:table-cell table:style-name="ce121"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5">
          <table:table-cell/>
          <table:table-cell table:style-name="ce121"/>
          <table:table-cell table:style-name="Calc"/>
          <table:table-cell table:style-name="ce121" table:formula="of:=ROUND([.J107]; 8)" office:value-type="float" office:value="0.00110231" calcext:value-type="float">
            <text:p>0,00110231</text:p>
          </table:table-cell>
          <table:table-cell table:style-name="Calc" office:value-type="string" calcext:value-type="string">
            <text:p>tons</text:p>
          </table:table-cell>
          <table:table-cell table:style-name="ce121"/>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oz =</text:p>
          </table:table-cell>
          <table:table-cell table:style-name="ce121" table:formula="of:=ROUND([.H111]; 8)" office:value-type="float" office:value="28.34952313" calcext:value-type="float">
            <text:p>28,34952313</text:p>
          </table:table-cell>
          <table:table-cell table:style-name="Calc" office:value-type="string" calcext:value-type="string">
            <text:p>g or</text:p>
          </table:table-cell>
          <table:table-cell table:style-name="ce121"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lbs =</text:p>
          </table:table-cell>
          <table:table-cell table:style-name="ce121" table:formula="of:=ROUND([.H114]; 8)" office:value-type="float" office:value="453.59237" calcext:value-type="float">
            <text:p>453,59237</text:p>
          </table:table-cell>
          <table:table-cell table:style-name="Calc" office:value-type="string" calcext:value-type="string">
            <text:p>g or</text:p>
          </table:table-cell>
          <table:table-cell table:style-name="ce121"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tons =</text:p>
          </table:table-cell>
          <table:table-cell table:style-name="ce121" table:formula="of:=ROUND([.H117]; 8)" office:value-type="float" office:value="907184.74" calcext:value-type="float">
            <text:p>907184,74</text:p>
          </table:table-cell>
          <table:table-cell table:style-name="Calc" office:value-type="string" calcext:value-type="string">
            <text:p>g or</text:p>
          </table:table-cell>
          <table:table-cell table:style-name="ce121"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4" table:number-rows-repeated="1048410">
          <table:table-cell table:number-columns-repeated="64"/>
        </table:table-row>
        <table:table-row table:style-name="ro4">
          <table:table-cell table:number-columns-repeated="64"/>
        </table:table-row>
        <calcext:conditional-formats>
          <calcext:conditional-format calcext:target-range-address="Conversion.A1:Conversion.A1 Conversion.B51:Conversion.B51 Conversion.B72:Conversion.B72 Conversion.B90:Conversion.B90 Conversion.B108:Conversion.B108 Conversion.D54:Conversion.D55 Conversion.D57:Conversion.D58 Conversion.D60:Conversion.D61 Conversion.D63:Conversion.D64 Conversion.D75:Conversion.D76 Conversion.D78:Conversion.D79 Conversion.D81:Conversion.D82 Conversion.D93:Conversion.D94 Conversion.D96:Conversion.D97 Conversion.D99:Conversion.D100 Conversion.D111:Conversion.D112 Conversion.D114:Conversion.D115 Conversion.D117:Conversion.D118 Conversion.F54:Conversion.F55 Conversion.F57:Conversion.F58 Conversion.F60:Conversion.F61 Conversion.F63:Conversion.F64 Conversion.F75:Conversion.F75 Conversion.F78:Conversion.F78 Conversion.F81:Conversion.F81 Conversion.F93:Conversion.F93 Conversion.F96:Conversion.F96 Conversion.F99:Conversion.F99 Conversion.F111:Conversion.F111 Conversion.F114:Conversion.F114 Conversion.F117:Conversion.F117 Conversion.D36:Conversion.D36 Conversion.D39:Conversion.D39 Conversion.F36:Conversion.F36 Conversion.F39:Conversion.F39 Conversion.F42:Conversion.F42 Conversion.D42:Conversion.D42 Conversion.D27:Conversion.D27 Conversion.D30:Conversion.D30 Conversion.C10:Conversion.C13 Conversion.D9:Conversion.D9 Conversion.D12:Conversion.D12 Conversion.F48:Conversion.F50 Conversion.D48:Conversion.D51 Conversion.F70:Conversion.F72 Conversion.D70:Conversion.D72 Conversion.F88:Conversion.F90 Conversion.D88:Conversion.D90 Conversion.F106:Conversion.F108 Conversion.D106:Conversion.D108">
            <calcext:condition calcext:apply-style-name="CalcError" calcext:value="is-error" calcext:base-cell-address="Conversion.A1"/>
          </calcext:conditional-format>
        </calcext:conditional-formats>
      </table:table>
      <table:table table:name="Star" table:style-name="ta5"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1"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9">
          <table:table-cell/>
          <table:table-cell table:style-name="CalcSeparator" table:number-columns-repeated="3"/>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36"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1"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9">
          <table:table-cell/>
          <table:table-cell table:style-name="CalcBoxBottom"/>
          <table:table-cell table:style-name="ce12"/>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9">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number-columns-repeated="60"/>
        </table:table-row>
        <table:table-row table:style-name="ro5">
          <table:table-cell/>
          <table:table-cell table:style-name="Calc" office:value-type="string" calcext:value-type="string">
            <text:p>Vis. magnitude of star:</text:p>
          </table:table-cell>
          <table:table-cell table:style-name="ce128"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9">
          <table:table-cell/>
          <table:table-cell table:style-name="CalcBoxBottom"/>
          <table:table-cell table:style-name="ce129"/>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9">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number-columns-repeated="60"/>
        </table:table-row>
        <table:table-row table:style-name="ro5">
          <table:table-cell/>
          <table:table-cell table:style-name="Calc" office:value-type="string" calcext:value-type="string">
            <text:p>Luminosity difference:</text:p>
          </table:table-cell>
          <table:table-cell table:style-name="ce11" table:formula="of:=IF([.E30] &gt;= 1000; FIXED([.E30]; 0); ROUND([.E30]; 2))" office:value-type="float" office:value="85.51" calcext:value-type="float">
            <text:p>85,51</text:p>
          </table:table-cell>
          <table:table-cell table:style-name="ce137"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9">
          <table:table-cell/>
          <table:table-cell table:style-name="CalcBoxBottom"/>
          <table:table-cell table:style-name="ce12"/>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9">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9">
          <table:table-cell/>
          <table:table-cell table:style-name="Calc" table:number-columns-repeated="3"/>
          <table:table-cell table:style-name="InterimResult" table:number-columns-repeated="3"/>
          <table:table-cell table:number-columns-repeated="57"/>
        </table:table-row>
        <table:table-row table:style-name="ro9">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9">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9">
          <table:table-cell/>
          <table:table-cell table:style-name="Calc" office:value-type="string" calcext:value-type="string">
            <text:p>Approx. color temp.²:</text:p>
          </table:table-cell>
          <table:table-cell table:style-name="ce130"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9">
          <table:table-cell/>
          <table:table-cell table:style-name="Calc"/>
          <table:table-cell table:style-name="ce131"/>
          <table:table-cell table:style-name="Calc"/>
          <table:table-cell table:style-name="InterimResult" table:number-columns-repeated="3"/>
          <table:table-cell table:number-columns-repeated="57"/>
        </table:table-row>
        <table:table-row table:style-name="ro9">
          <table:table-cell/>
          <table:table-cell table:style-name="CalcRemark" office:value-type="string" calcext:value-type="string" table:number-columns-spanned="3" table:number-rows-spanned="1">
            <text:p>¹ Mainly accurate between 1,000 K and 40,000 K.</text:p>
          </table:table-cell>
          <table:covered-table-cell table:style-name="ce132"/>
          <table:covered-table-cell table:style-name="CalcRemark"/>
          <table:table-cell table:style-name="InterimResult" table:number-columns-repeated="3"/>
          <table:table-cell table:number-columns-repeated="57"/>
        </table:table-row>
        <table:table-row table:style-name="ro9">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32"/>
          <table:covered-table-cell table:style-name="CalcRemark"/>
          <table:table-cell table:style-name="InterimResult" table:number-columns-repeated="3"/>
          <table:table-cell table:number-columns-repeated="57"/>
        </table:table-row>
        <table:table-row table:style-name="ro9">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number-columns-repeated="58"/>
        </table:table-row>
        <table:table-row table:style-name="ro9">
          <table:table-cell/>
          <table:table-cell table:style-name="Calc" office:value-type="string" calcext:value-type="string">
            <text:p>Mass:</text:p>
          </table:table-cell>
          <table:table-cell table:style-name="Input" office:value-type="float" office:value="1" calcext:value-type="float">
            <text:p>1</text:p>
          </table:table-cell>
          <table:table-cell table:style-name="ce138"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33"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9">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38"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33" table:formula="of:=FIXED([.G52]; 2)" office:value-type="string" office:string-value="4,83" calcext:value-type="string">
            <text:p>4,83</text:p>
          </table:table-cell>
          <table:table-cell table:style-name="ce138"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9">
          <table:table-cell/>
          <table:table-cell table:style-name="Calc"/>
          <table:table-cell table:style-name="ce134"/>
          <table:table-cell table:style-name="ce138"/>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33" table:formula="of:=FIXED([.G54] * RadiusSun; 0)" office:value-type="string" office:string-value="696.340" calcext:value-type="string">
            <text:p>696.340</text:p>
          </table:table-cell>
          <table:table-cell table:style-name="ce138" office:value-type="string" calcext:value-type="string">
            <text:p>km, or</text:p>
          </table:table-cell>
          <table:table-cell table:style-name="ce133" table:formula="of:=ROUND([.G54]; 2)" office:value-type="float" office:value="1" calcext:value-type="float">
            <text:p>1</text:p>
          </table:table-cell>
          <table:table-cell table:style-name="Calc" office:value-type="string" calcext:value-type="string">
            <text:p><text:span text:style-name="T3">×</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9">
          <table:table-cell/>
          <table:table-cell table:style-name="Calc"/>
          <table:table-cell table:style-name="ce133"/>
          <table:table-cell table:style-name="ce138"/>
          <table:table-cell table:style-name="ce133"/>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33"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33"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33"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33"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33"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9">
          <table:table-cell/>
          <table:table-cell table:style-name="Calc"/>
          <table:table-cell table:style-name="ce134"/>
          <table:table-cell table:style-name="Calc"/>
          <table:table-cell table:style-name="ce134"/>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35"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9">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9">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6"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112"/>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e156"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56"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56"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56"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157"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5">
          <table:table-cell/>
          <table:table-cell table:style-name="Calc" table:number-columns-repeated="2"/>
          <table:table-cell table:style-name="ce157"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5">
          <table:table-cell/>
          <table:table-cell table:style-name="Calc" table:number-columns-repeated="2"/>
          <table:table-cell table:style-name="ce157"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5">
          <table:table-cell/>
          <table:table-cell table:style-name="Calc" table:number-columns-repeated="2"/>
          <table:table-cell table:style-name="ce157"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9">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159"/>
          <table:covered-table-cell table:style-name="Calc"/>
          <table:table-cell table:style-name="InterimResult"/>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113"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table:table-cell table:style-name="ce26"/>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115"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e164"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115" table:formula="of:=ROUND([.G29]; 2)" office:value-type="float" office:value="9.82" calcext:value-type="float">
            <text:p>9,82</text:p>
          </table:table-cell>
          <table:table-cell table:style-name="Calc" office:value-type="string" calcext:value-type="string">
            <text:p>m/s² or</text:p>
          </table:table-cell>
          <table:table-cell table:style-name="ce115"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115"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e164"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9">
          <table:table-cell/>
          <table:table-cell table:style-name="Calc"/>
          <table:table-cell table:style-name="ce116"/>
          <table:table-cell table:style-name="Calc" table:number-columns-repeated="3"/>
          <table:table-cell table:style-name="InterimResult" table:number-columns-repeated="2"/>
          <table:table-cell table:number-columns-repeated="56"/>
        </table:table-row>
        <table:table-row table:style-name="ro9">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115"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9">
          <table:table-cell/>
          <table:table-cell table:style-name="Calc"/>
          <table:table-cell table:style-name="ce26"/>
          <table:table-cell table:style-name="Calc" table:number-columns-repeated="3"/>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17"/>
          <table:covered-table-cell table:number-columns-repeated="3" table:style-name="Calc"/>
          <table:table-cell table:style-name="InterimResult" table:number-columns-repeated="2"/>
          <table:table-cell table:number-columns-repeated="56"/>
        </table:table-row>
        <table:table-row table:style-name="ro9">
          <table:table-cell/>
          <table:table-cell table:style-name="CalcBoxBottom"/>
          <table:table-cell table:style-name="ce30"/>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41"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text:s text:c="4"/>or</text:p>
          </table:table-cell>
          <table:table-cell table:style-name="ce142"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9">
          <table:table-cell/>
          <table:table-cell table:style-name="Calc"/>
          <table:table-cell table:style-name="ce33"/>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34"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36" table:formula="of:=COM.MICROSOFT.CONCAT(FIXED([.E47]; 0); &quot;d &quot;; [.F47]; &quot;h &quot;; [.G47]; &quot;m &quot;; [.H47]; &quot;s&quot;)" office:value-type="string" office:string-value="365d 6h 11m 14s" calcext:value-type="string">
            <text:p>365d 6h 11m 14s</text:p>
          </table:table-cell>
          <table:table-cell table:style-name="Calc"/>
          <table:table-cell table:style-name="InterimResult" table:formula="of:=INT([.E46] / 86400)" office:value-type="float" office:value="365" calcext:value-type="float">
            <text:p>365</text:p>
          </table:table-cell>
          <table:table-cell table:style-name="InterimResult" table:formula="of:=INT(([.C46] - ([.E47] * 86400)) / 3600)" office:value-type="float" office:value="6" calcext:value-type="float">
            <text:p>6</text:p>
          </table:table-cell>
          <table:table-cell table:style-name="InterimResult" table:formula="of:=INT((([.C46] - ([.E47] * 86400)) - ([.F47] * 3600)) / 60)" office:value-type="float" office:value="11" calcext:value-type="float">
            <text:p>11</text:p>
          </table:table-cell>
          <table:table-cell table:style-name="InterimResult" table:formula="of:=[.C46] - ( [.E47] * 86400 ) - ([.F47] * 3600) - ([.G47] * 60)" office:value-type="float" office:value="14" calcext:value-type="float">
            <text:p>14</text:p>
          </table:table-cell>
          <table:table-cell table:number-columns-repeated="56"/>
        </table:table-row>
        <table:table-row table:style-name="ro9">
          <table:table-cell/>
          <table:table-cell table:style-name="Calc"/>
          <table:table-cell table:style-name="ce37"/>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ext:span text:style-name="T3">Hill sphere radius¹</text:span>:</text:p>
          </table:table-cell>
          <table:table-cell table:style-name="ce36"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3"/>
          <table:table-cell table:number-columns-repeated="56"/>
        </table:table-row>
        <table:table-row table:style-name="ro9">
          <table:table-cell/>
          <table:table-cell table:style-name="Calc"/>
          <table:table-cell table:style-name="ce37"/>
          <table:table-cell table:style-name="Calc"/>
          <table:table-cell table:style-name="InterimResult" table:number-columns-repeated="4"/>
          <table:table-cell table:number-columns-repeated="56"/>
        </table:table-row>
        <table:table-row table:style-name="ro10">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e35"/>
          <table:covered-table-cell table:style-name="Calc"/>
          <table:table-cell table:style-name="InterimResult" table:number-columns-repeated="4"/>
          <table:table-cell table:number-columns-repeated="56"/>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9">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162" office:value-type="string" calcext:value-type="string">
            <text:p>× ⊕</text:p>
          </table:table-cell>
          <table:table-cell table:style-name="InterimResult"/>
          <table:table-cell table:number-columns-repeated="59"/>
        </table:table-row>
        <table:table-row table:style-name="ro9">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52" table:formula="of:=[.E60]"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162" office:value-type="string" calcext:value-type="string">
            <text:p>× ⊕</text:p>
          </table:table-cell>
          <table:table-cell table:style-name="InterimResult"/>
          <table:table-cell table:number-columns-repeated="59"/>
        </table:table-row>
        <table:table-row table:style-name="ro9">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52" table:formula="of:=[.E64]"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9">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Total tidal force:</text:p>
          </table:table-cell>
          <table:table-cell table:style-name="ce152" table:formula="of:=[.E69]"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5">
          <table:table-cell/>
          <table:table-cell table:style-name="Calc" office:value-type="string" calcext:value-type="string">
            <text:p><text:s text:c="4"/>or</text:p>
          </table:table-cell>
          <table:table-cell table:style-name="ce154" table:formula="of:=ROUND([.E70]; 4)" office:value-type="float" office:value="1" calcext:value-type="float">
            <text:p>1</text:p>
          </table:table-cell>
          <table:table-cell table:style-name="ce164"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3">L☉, </text:span>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3">L☉, </text:span>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36"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9">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9">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115" table:formula="of:=IF([.G82] &gt;= 1000; FIXED([.G82]; 0); ROUND([.G82]; 3))" office:value-type="float" office:value="0.953" calcext:value-type="float">
            <text:p>0,953</text:p>
          </table:table-cell>
          <table:table-cell table:style-name="Calc" office:value-type="string" calcext:value-type="string">
            <text:p>AU to</text:p>
          </table:table-cell>
          <table:table-cell table:style-name="ce115" table:formula="of:=IF([.G83] &gt;= 1000; FIXED([.G83]; 0); ROUND([.G83];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115" table:formula="of:=FIXED([.G82] * AstroUnit / 1000; 0)" office:value-type="string" office:string-value="142.635.973" calcext:value-type="string">
            <text:p>142.635.973</text:p>
          </table:table-cell>
          <table:table-cell table:style-name="Calc" office:value-type="string" calcext:value-type="string">
            <text:p>km to</text:p>
          </table:table-cell>
          <table:table-cell table:style-name="ce115" table:formula="of:=FIXED([.G83]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36" table:formula="of:=FIXED([.G85]; 1)" office:value-type="string" office:string-value="254,0" calcext:value-type="string">
            <text:p>254,0</text:p>
          </table:table-cell>
          <table:table-cell table:style-name="Calc" office:value-type="string" calcext:value-type="string">
            <text:p>K or</text:p>
          </table:table-cell>
          <table:table-cell table:style-name="ce36" table:formula="of:=FIXED([.G85]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36" table:formula="of:=FIXED([.G86]; 1)" office:value-type="string" office:string-value="287,5" calcext:value-type="string">
            <text:p>287,5</text:p>
          </table:table-cell>
          <table:table-cell table:style-name="Calc" office:value-type="string" calcext:value-type="string">
            <text:p>K or</text:p>
          </table:table-cell>
          <table:table-cell table:style-name="ce36" table:formula="of:=FIXED([.G86] + AbsoluteZero; 1)" office:value-type="string" office:string-value="14,3" calcext:value-type="string">
            <text:p>14,3</text:p>
          </table:table-cell>
          <table:table-cell table:style-name="Calc" office:value-type="string" calcext:value-type="string">
            <text:p>°C</text:p>
          </table:table-cell>
          <table:table-cell table:style-name="InterimResult" table:formula="of:=[.G85]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36" table:formula="of:=COM.MICROSOFT.IFS([.H88] &lt; 10; ROUND([.H88]; 4); [.H88] &lt; 100; ROUND([.H88]; 2); [.H88] &gt;= 100; FIXED([.H88]; 0))" office:value-type="string" office:string-value="400.000" calcext:value-type="string">
            <text:p>400.000</text:p>
          </table:table-cell>
          <table:table-cell table:style-name="ce137" office:value-type="string" calcext:value-type="string">
            <text:p>× full Moon or</text:p>
          </table:table-cell>
          <table:table-cell table:style-name="ce36" table:formula="of:=COM.MICROSOFT.IFS([.I88] &lt; 10; ROUND([.I88]; 4); [.I88] &lt; 100; ROUND([.I88]; 2); [.I88] &gt;= 100; FIXED([.I88]; 0))" office:value-type="string" office:string-value="10.000" calcext:value-type="string">
            <text:p>10.000</text:p>
          </table:table-cell>
          <table:table-cell table:style-name="ce172"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88] * (IllumDirectSun / IllumFullMoon)" office:value-type="float" office:value="400000" calcext:value-type="float">
            <text:p>400000</text:p>
          </table:table-cell>
          <table:table-cell table:style-name="InterimResult" table:formula="of:=[.G88]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36" table:formula="of:=COM.MICROSOFT.IFS([.H89] &lt; 10; ROUND([.H89]; 4); [.H89] &lt; 100; ROUND([.H89]; 2); [.H89] &gt;= 100; FIXED([.H89]; 0))" office:value-type="string" office:string-value="250" calcext:value-type="string">
            <text:p>250</text:p>
          </table:table-cell>
          <table:table-cell table:style-name="Calc" office:value-type="string" calcext:value-type="string">
            <text:p><text:span text:style-name="T3">×</text:span> sunset or</text:p>
          </table:table-cell>
          <table:table-cell table:style-name="ce36" table:formula="of:=COM.MICROSOFT.IFS([.I89] &lt; 10; ROUND([.I89]; 4); [.I89] &lt; 100; ROUND([.I89]; 2); [.I89] &gt;= 100; FIXED([.I89]; 0))" office:value-type="float" office:value="5" calcext:value-type="float">
            <text:p>5</text:p>
          </table:table-cell>
          <table:table-cell table:style-name="ce137" office:value-type="string" calcext:value-type="string">
            <text:p>× daylight or</text:p>
          </table:table-cell>
          <table:table-cell table:style-name="InterimResult"/>
          <table:table-cell table:style-name="InterimResult" table:formula="of:=[.G88] * (IllumDirectSun / IllumSunset)" office:value-type="float" office:value="250" calcext:value-type="float">
            <text:p>250</text:p>
          </table:table-cell>
          <table:table-cell table:style-name="InterimResult" table:formula="of:=[.G88]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36" table:formula="of:=COM.MICROSOFT.IFS([.G88] &lt; 10; ROUND([.G88]; 4); [.G88] &lt; 100; ROUND([.G88]; 2); [.G88] &gt;= 100; FIXED([.G88]; 0))" office:value-type="float" office:value="1" calcext:value-type="float">
            <text:p>1</text:p>
          </table:table-cell>
          <table:table-cell table:style-name="ce137" office:value-type="string" calcext:value-type="string">
            <text:p>× direct sun or</text:p>
          </table:table-cell>
          <table:table-cell table:style-name="ce36" table:formula="of:=FIXED([.G90];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8]) / 0.4" office:value-type="float" office:value="-26.7" calcext:value-type="float">
            <text:p>-26,7</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10">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10">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141"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41"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9">
          <table:table-cell/>
          <table:table-cell table:style-name="Calc"/>
          <table:table-cell table:style-name="ce33"/>
          <table:table-cell table:style-name="Calc"/>
          <table:table-cell table:style-name="InterimResult"/>
          <table:table-cell table:number-columns-repeated="59"/>
        </table:table-row>
        <table:table-row table:style-name="ro9">
          <table:table-cell/>
          <table:table-cell table:style-name="Calc" office:value-type="string" calcext:value-type="string">
            <text:p>Land area:</text:p>
          </table:table-cell>
          <table:table-cell table:style-name="CalcResult" table:formula="of:=FIXED([.E103];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9]^2 * ([.C100] / 100)" office:value-type="float" office:value="147918696.853839" calcext:value-type="float">
            <text:p>147918696,853839</text:p>
          </table:table-cell>
          <table:table-cell table:number-columns-repeated="59"/>
        </table:table-row>
        <table:table-row table:style-name="ro9">
          <table:table-cell/>
          <table:table-cell table:style-name="Calc" office:value-type="string" calcext:value-type="string">
            <text:p>Population density:</text:p>
          </table:table-cell>
          <table:table-cell table:style-name="CalcResult" table:formula="of:=IF([.E104] &gt;= 1000; FIXED([.E104]; 0); ROUND([.E104]; 1))" office:value-type="float" office:value="40.6" calcext:value-type="float">
            <text:p>40,6</text:p>
          </table:table-cell>
          <table:table-cell table:style-name="Calc" office:value-type="string" calcext:value-type="string">
            <text:p>/km²</text:p>
          </table:table-cell>
          <table:table-cell table:style-name="InterimResult" table:formula="of:=([.C101] * 1000000) / [.E103]" office:value-type="float" office:value="40.5628235484573" calcext:value-type="float">
            <text:p>40,562823548457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9">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9">
          <table:table-cell/>
          <table:table-cell table:style-name="Calc" office:value-type="string" calcext:value-type="string">
            <text:p>City area:</text:p>
          </table:table-cell>
          <table:table-cell table:style-name="CalcResult" table:formula="of:=FIXED([.E112]; 0)" office:value-type="string" office:string-value="2.000" calcext:value-type="string">
            <text:p>2.000</text:p>
          </table:table-cell>
          <table:table-cell table:style-name="Calc" office:value-type="string" calcext:value-type="string">
            <text:p>km²</text:p>
          </table:table-cell>
          <table:table-cell table:style-name="InterimResult" table:formula="of:=([.C110] * 1000000) / [.C111]" office:value-type="float" office:value="2000" calcext:value-type="float">
            <text:p>2000</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82:Planet.C83 Planet.E82:Planet.E83 Planet.C33:Planet.C36 Planet.E29:Planet.E29 Planet.C26:Planet.C31">
            <calcext:condition calcext:apply-style-name="CalcError" calcext:value="is-error" calcext:base-cell-address="Planet.C26"/>
          </calcext:conditional-format>
          <calcext:conditional-format calcext:target-range-address="Planet.C33:Planet.C33 Planet.C46:Planet.C51 Planet.C82:Planet.C83 Planet.C85:Planet.C86 Planet.C88:Planet.C90 Planet.E78:Planet.E78 Planet.E82:Planet.E83 Planet.E85:Planet.E86 Planet.E88:Planet.E90 Planet.C28:Planet.C31 Planet.E29:Planet.E29">
            <calcext:condition calcext:apply-style-name="CalcError" calcext:value="is-error" calcext:base-cell-address="Planet.C28"/>
          </calcext:conditional-format>
          <calcext:conditional-format calcext:target-range-address="Planet.A1:Planet.A1 Planet.C43:Planet.C45 Planet.C100:Planet.C102">
            <calcext:condition calcext:apply-style-name="CalcError" calcext:value="&lt;0" calcext:base-cell-address="Planet.A1"/>
          </calcext:conditional-format>
          <calcext:conditional-format calcext:target-range-address="Planet.C60:Planet.C60 Planet.C64:Planet.C64 Planet.C69:Planet.C70">
            <calcext:condition calcext:apply-style-name="CalcError" calcext:value="is-error" calcext:base-cell-address="Planet.C60"/>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7"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5"/>
          <table:table-cell table:number-columns-repeated="53"/>
        </table:table-row>
        <table:table-row table:style-name="ro9">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80" office:value-type="string" calcext:value-type="string">
            <text:p><text:span text:style-name="T4">× ⊕</text:span></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table:number-columns-repeated="5"/>
          <table:table-cell table:style-name="InterimResult" table:number-columns-repeated="5"/>
          <table:table-cell table:number-columns-repeated="53"/>
        </table:table-row>
        <table:table-row table:style-name="ro9">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37"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9">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37"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9">
          <table:table-cell/>
          <table:table-cell table:style-name="Calc" table:number-columns-repeated="4"/>
          <table:table-cell table:style-name="ce137"/>
          <table:table-cell table:style-name="InterimResult" table:number-columns-repeated="5"/>
          <table:table-cell table:number-columns-repeated="53"/>
        </table:table-row>
        <table:table-row table:style-name="ro9">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37" office:value-type="string" calcext:value-type="string">
            <text:p>lux or</text:p>
          </table:table-cell>
          <table:table-cell table:style-name="CalcResult" table:formula="of:=FIXED([.H17]; 2)" office:value-type="string" office:string-value="-12,74" calcext:value-type="string">
            <text:p>-12,74</text:p>
          </table:table-cell>
          <table:table-cell table:style-name="ce137"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9">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37"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37"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9">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37"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37"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9">
          <table:table-cell/>
          <table:table-cell table:style-name="Calc" table:number-columns-repeated="5"/>
          <table:table-cell table:style-name="InterimResult" table:number-columns-repeated="5"/>
          <table:table-cell table:number-columns-repeated="53"/>
        </table:table-row>
        <table:table-row table:style-name="ro9">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9">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9">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82"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74"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9">
          <table:table-cell/>
          <table:table-cell table:style-name="Calc"/>
          <table:table-cell table:style-name="ce48"/>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78"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50" table:formula="of:=COM.MICROSOFT.CONCAT(FIXED([.E32]; 0); &quot;d &quot;; [.F32]; &quot;h &quot;; [.G32]; &quot;m &quot;; [.H32]; &quot;s&quot;)" office:value-type="string" office:string-value="27d 10h 50m 39s" calcext:value-type="string">
            <text:p>27d 10h 50m 39s</text:p>
          </table:table-cell>
          <table:table-cell table:style-name="ce48"/>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8"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95" office:value-type="string" calcext:value-type="string">
            <text:p>m☉, equivalent to</text:p>
          </table:table-cell>
          <table:table-cell table:style-name="ce196"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9">
          <table:table-cell/>
          <table:table-cell table:style-name="Calc"/>
          <table:table-cell table:style-name="ce53"/>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86"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96"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86"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96"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86"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96"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90"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e196"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9">
          <table:table-cell/>
          <table:table-cell table:style-name="Calc"/>
          <table:table-cell table:style-name="ce192"/>
          <table:table-cell table:style-name="Calc" table:number-columns-repeated="3"/>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¹ The limit within which circular orbits are impossible.</text:p>
          </table:table-cell>
          <table:covered-table-cell table:style-name="ce57"/>
          <table:covered-table-cell table:number-columns-repeated="3" table:style-name="Calc"/>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² Innermost stable circular orbit (for a non-spinning black hole).</text:p>
          </table:table-cell>
          <table:covered-table-cell table:style-name="ce57"/>
          <table:covered-table-cell table:number-columns-repeated="3" table:style-name="Calc"/>
          <table:table-cell table:style-name="InterimResult" table:number-columns-repeated="2"/>
          <table:table-cell table:number-columns-repeated="56"/>
        </table:table-row>
        <table:table-row table:style-name="ro9">
          <table:table-cell/>
          <table:table-cell table:style-name="CalcBoxBottom"/>
          <table:table-cell table:style-name="ce58"/>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97"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9">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table:table-cell table:style-name="ce62"/>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99"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99"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5">×</text:span> lightning bolt or</text:p>
          </table:table-cell>
          <table:table-cell table:style-name="ce199"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5">×</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99"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5">×</text:span> Tsar Bomba or</text:p>
          </table:table-cell>
          <table:table-cell table:style-name="ce199"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5">×</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99"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5">×</text:span> major solar flare or</text:p>
          </table:table-cell>
          <table:table-cell table:style-name="ce199"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5">×</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9">
          <table:table-cell/>
          <table:table-cell table:style-name="Calc"/>
          <table:table-cell table:style-name="ce6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65"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25"/>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65"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68"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9">
          <table:table-cell/>
          <table:table-cell table:style-name="CalcBoxBottom"/>
          <table:table-cell table:style-name="ce66"/>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69"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67" table:formula="of:=[.G28]" office:value-type="float" office:value="4.8E+017" calcext:value-type="float">
            <text:p>4,80E+17</text:p>
          </table:table-cell>
          <table:table-cell table:style-name="Calc" office:value-type="string" calcext:value-type="string">
            <text:p>kg, corresponding to</text:p>
          </table:table-cell>
          <table:table-cell table:style-name="ce67"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67"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67"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67"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67"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67"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67"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67"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67" table:formula="of:=COM.MICROSOFT.IFS([.G34] &lt; 10; FIXED([.G34]; 4); [.G34] &lt; 100; FIXED([.G34]; 2); [.G34] &lt; 10^9; FIXED([.G34]; 0); [.G34] &gt;= 10^9; [.G34])" office:value-type="float" office:value="793650793650794" calcext:value-type="float">
            <text:p>7,94E+14</text:p>
          </table:table-cell>
          <table:table-cell table:style-name="ce137" office:value-type="string" calcext:value-type="string">
            <text:p>× Hiroshima bomb or</text:p>
          </table:table-cell>
          <table:table-cell table:style-name="ce67"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3">×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67"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3">× </text:span>Chicxulub impact or</text:p>
          </table:table-cell>
          <table:table-cell table:style-name="ce67" table:formula="of:=COM.MICROSOFT.IFS([.H35] &lt; 10; FIXED([.H35]; 4); [.H35] &lt; 100; FIXED([.H35]; 2); [.H35] &lt; 10^9; FIXED([.H35]; 0); [.H35] &gt;= 10^9; [.H35])" office:value-type="string" office:string-value="5.000" calcext:value-type="string">
            <text:p>5.000</text:p>
          </table:table-cell>
          <table:table-cell table:style-name="ce137"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67" table:formula="of:=COM.MICROSOFT.IFS([.G36] &lt; 10; FIXED([.G36]; 4); [.G36] &lt; 100; FIXED([.G36]; 2); [.G36] &lt; 10^9; FIXED([.G36]; 0); [.G36] &gt;= 10^9; [.G36])" office:value-type="string" office:string-value="0,4032" calcext:value-type="string">
            <text:p>0,4032</text:p>
          </table:table-cell>
          <table:table-cell table:style-name="ce172" office:value-type="string" calcext:value-type="string">
            <text:p>× Moon destruction or</text:p>
          </table:table-cell>
          <table:table-cell table:style-name="ce67" table:formula="of:=COM.MICROSOFT.IFS([.H36] &lt; 10; FIXED([.H36]; 4); [.H36] &lt; 100; FIXED([.H36]; 2); [.H36] &lt; 10^9; FIXED([.H36]; 0); [.H36] &gt;= 10^9; [.H36])" office:value-type="string" office:string-value="0,0002" calcext:value-type="string">
            <text:p>0,0002</text:p>
          </table:table-cell>
          <table:table-cell table:style-name="ce172"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67" table:formula="of:=COM.MICROSOFT.IFS([.G37] &lt; 10; FIXED([.G37]; 4); [.G37] &lt; 100; FIXED([.G37]; 2); [.G37] &lt; 10^9; FIXED([.G37]; 0); [.G37] &gt;= 10^9; [.G37])" office:value-type="string" office:string-value="0,0000" calcext:value-type="string">
            <text:p>0,0000</text:p>
          </table:table-cell>
          <table:table-cell table:style-name="ce172" office:value-type="string" calcext:value-type="string">
            <text:p>× Jupiter destruction or</text:p>
          </table:table-cell>
          <table:table-cell table:style-name="ce67" table:formula="of:=COM.MICROSOFT.IFS([.H37] &lt; 10; FIXED([.H37]; 4); [.H37] &lt; 100; FIXED([.H37]; 2); [.H37] &lt; 10^9; FIXED([.H37]; 0); [.H37] &gt;= 10^9; [.H37])" office:value-type="string" office:string-value="0,0000" calcext:value-type="string">
            <text:p>0,0000</text:p>
          </table:table-cell>
          <table:table-cell table:style-name="ce172"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Life" table:style-name="ta10"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table-cell table:number-columns-repeated="57"/>
        </table:table-row>
        <table:table-row table:style-name="ro9">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70"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70" office:value-type="float" office:value="1" calcext:value-type="float">
            <text:p>1</text:p>
          </table:table-cell>
          <table:table-cell table:style-name="Calc" office:value-type="string" calcext:value-type="string">
            <text:p>g, or</text:p>
          </table:table-cell>
          <table:table-cell table:style-name="ce77"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212"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9">
          <table:table-cell/>
          <table:table-cell table:style-name="Calc"/>
          <table:table-cell table:style-name="ce213"/>
          <table:table-cell table:style-name="Calc" table:number-columns-repeated="3"/>
          <table:table-cell table:style-name="InterimResult"/>
          <table:table-cell table:number-columns-repeated="57"/>
        </table:table-row>
        <table:table-row table:style-name="ro10">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214"/>
          <table:covered-table-cell table:number-columns-repeated="3" table:style-name="Calc"/>
          <table:table-cell table:style-name="InterimResult"/>
          <table:table-cell table:number-columns-repeated="57"/>
        </table:table-row>
        <table:table-row table:style-name="ro9">
          <table:table-cell/>
          <table:table-cell table:style-name="CalcBoxBottom"/>
          <table:table-cell table:style-name="ce74"/>
          <table:table-cell table:style-name="CalcBoxBottom" table:number-columns-repeated="3"/>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Light wavelength peak:</text:p>
          </table:table-cell>
          <table:table-cell table:style-name="ce216" table:formula="of:=FIXED([.G21]; 0)" office:value-type="string" office:string-value="500" calcext:value-type="string">
            <text:p>500</text:p>
          </table:table-cell>
          <table:table-cell table:style-name="Calc" office:value-type="string" calcext:value-type="string">
            <text:p>nm, photon rate peak:</text:p>
          </table:table-cell>
          <table:table-cell table:style-name="ce216"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5">
          <table:table-cell/>
          <table:table-cell table:style-name="Calc" office:value-type="string" calcext:value-type="string">
            <text:p><text:s text:c="4"/>color:</text:p>
          </table:table-cell>
          <table:table-cell table:style-name="ce216"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216"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5">
          <table:table-cell/>
          <table:table-cell table:style-name="CalcVegColorPurple" office:value-type="string" calcext:value-type="string">
            <text:p>Purple:</text:p>
          </table:table-cell>
          <table:table-cell table:style-name="ce76"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216"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219"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5">
          <table:table-cell/>
          <table:table-cell table:style-name="CalcVegColorYellow" office:value-type="string" calcext:value-type="string">
            <text:p>orange/yellow:</text:p>
          </table:table-cell>
          <table:table-cell table:style-name="ce216"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216"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219" table:formula="of:=COM.MICROSOFT.IFS([.C20] &lt; 6000; 0; [.C20] &lt; 6800; ([.C20] - 6000) / 8; [.C20] &lt; 7600; 100; [.C20] &lt; 8400; 100 - (([.C20] - 7600) / 8); [.C20]; 0)" office:value-type="float" office:value="0" calcext:value-type="float">
            <text:p>0</text:p>
          </table:table-cell>
          <table:table-cell table:style-name="ce219"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5">
          <table:table-cell/>
          <table:table-cell table:style-name="CalcVegColorBlue" office:value-type="string" calcext:value-type="string">
            <text:p>mint/blue:</text:p>
          </table:table-cell>
          <table:table-cell table:style-name="ce76"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216"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219" table:formula="of:=COM.MICROSOFT.IFS([.C20] &lt; 2000; 100; [.C20] &lt; 4000; 100 - (([.C20] - 2000) / 20); [.C20]; 0)" office:value-type="float" office:value="0" calcext:value-type="float">
            <text:p>0</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10">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4" table:number-rows-repeated="1048508">
          <table:table-cell table:number-columns-repeated="64"/>
        </table:table-row>
        <table:table-row table:style-name="ro4">
          <table:table-cell table:number-columns-repeated="64"/>
        </table:table-row>
        <calcext:conditional-formats>
          <calcext:conditional-format calcext:target-range-address="Life.C10:Life.C15">
            <calcext:condition calcext:apply-style-name="CalcError" calcext:value="is-error" calcext:base-cell-address="Life.C10"/>
          </calcext:conditional-format>
          <calcext:conditional-format calcext:target-range-address="Life.C12:Life.C14">
            <calcext:condition calcext:apply-style-name="CalcError" calcext:value="&lt;0" calcext:base-cell-address="Life.C12"/>
          </calcext:conditional-format>
          <calcext:conditional-format calcext:target-range-address="Life.C12:Life.C14 Life.E11:Life.E11">
            <calcext:condition calcext:apply-style-name="CalcError" calcext:value="is-error" calcext:base-cell-address="Life.C11"/>
          </calcext:conditional-format>
          <calcext:conditional-format calcext:target-range-address="Life.C21:Life.C22 Life.C25:Life.C27 Life.E21:Life.E22 Life.E25:Life.E27">
            <calcext:condition calcext:apply-style-name="CalcError" calcext:value="is-error" calcext:base-cell-address="Life.C21"/>
          </calcext:conditional-format>
        </calcext:conditional-formats>
      </table:table>
      <table:table table:name="Structure" table:style-name="ta12"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2"/>
          <table:table-cell table:number-columns-repeated="58"/>
        </table:table-row>
        <table:table-row table:style-name="ro9">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9">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9">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9">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9">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9">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9">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79"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79"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9">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79"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80" table:formula="of:=COM.MICROSOFT.IFS([.E20] &lt; 10; ROUND([.E20]; 4); [.E20] &lt; 100; ROUND([.E20]; 2); [.E20] &lt; 10^9; FIXED([.E20]; 0); [.E20] &gt;= 10^9; [.E20])" office:value-type="string" office:string-value="78.337" calcext:value-type="string">
            <text:p>78.337</text:p>
          </table:table-cell>
          <table:table-cell table:style-name="ce137"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80" table:formula="of:=COM.MICROSOFT.IFS([.E21] &lt; 10; ROUND([.E21]; 4); [.E21] &lt; 100; ROUND([.E21]; 2); [.E21] &lt; 10^9; FIXED([.E21]; 0); [.E21] &gt;= 10^9; [.E21])" office:value-type="string" office:string-value="6.229" calcext:value-type="string">
            <text:p>6.229</text:p>
          </table:table-cell>
          <table:table-cell table:style-name="ce137"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80" table:formula="of:=COM.MICROSOFT.IFS([.E22] &lt; 10; ROUND([.E22]; 4); [.E22] &lt; 100; ROUND([.E22]; 2); [.E22] &lt; 10^9; FIXED([.E22]; 0); [.E22] &gt;= 10^9; [.E22])" office:value-type="string" office:string-value="1.502" calcext:value-type="string">
            <text:p>1.502</text:p>
          </table:table-cell>
          <table:table-cell table:style-name="ce137"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81" table:formula="of:=COM.MICROSOFT.IFS([.E23] &lt; 10; ROUND([.E23]; 4); [.E23] &lt; 100; ROUND([.E23]; 2); [.E23] &lt; 10^9; FIXED([.E23]; 0); [.E23] &gt;= 10^9; [.E23])" office:value-type="float" office:value="0" calcext:value-type="float">
            <text:p>0</text:p>
          </table:table-cell>
          <table:table-cell table:style-name="ce137"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80" table:formula="of:=COM.MICROSOFT.IFS([.E24] &lt; 10; ROUND([.E24]; 4); [.E24] &lt; 100; ROUND([.E24]; 2); [.E24] &lt; 10^9; FIXED([.E24]; 0); [.E24] &gt;= 10^9; [.E24])" office:value-type="float" office:value="0" calcext:value-type="float">
            <text:p>0</text:p>
          </table:table-cell>
          <table:table-cell table:style-name="ce137"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9">
          <table:table-cell/>
          <table:table-cell table:style-name="Calc" table:number-columns-repeated="3"/>
          <table:table-cell table:number-columns-repeated="60"/>
        </table:table-row>
        <table:table-row table:style-name="ro10">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2">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9">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1"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9">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9">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9">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82"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83"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12">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3"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28" office:value-type="string" calcext:value-type="string">
            <text:p>parsec/h =</text:p>
          </table:table-cell>
          <table:table-cell table:style-name="ce248"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9">
          <table:table-cell/>
          <table:table-cell table:style-name="CalcBoxBottom"/>
          <table:table-cell table:style-name="ce85"/>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34"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9">
          <table:table-cell/>
          <table:table-cell table:style-name="Calc"/>
          <table:table-cell table:style-name="ce23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36"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37" table:formula="of:=COM.MICROSOFT.CONCAT(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9">
          <table:table-cell/>
          <table:table-cell table:style-name="Calc"/>
          <table:table-cell table:style-name="ce90"/>
          <table:table-cell table:style-name="Calc"/>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91"/>
          <table:covered-table-cell table:style-name="Calc"/>
          <table:table-cell table:style-name="InterimResult" table:number-columns-repeated="4"/>
          <table:table-cell table:number-columns-repeated="56"/>
        </table:table-row>
        <table:table-row table:style-name="ro9">
          <table:table-cell/>
          <table:table-cell table:style-name="CalcBoxBottom"/>
          <table:table-cell table:style-name="ce92"/>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9">
          <table:table-cell/>
          <table:table-cell table:style-name="Calc"/>
          <table:table-cell table:style-name="ce235"/>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44" table:formula="of:=ROUND([.E29]; 4)" office:value-type="float" office:value="1.1547" calcext:value-type="float">
            <text:p>1,1547</text:p>
          </table:table-cell>
          <table:table-cell table:style-name="ce137"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44" table:formula="of:=ROUND(1 / [.E29]; 4)" office:value-type="float" office:value="0.866" calcext:value-type="float">
            <text:p>0,866</text:p>
          </table:table-cell>
          <table:table-cell table:style-name="ce137" office:value-type="string" calcext:value-type="string">
            <text:p>×</text:p>
          </table:table-cell>
          <table:table-cell table:style-name="InterimResult"/>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95"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34" office:value-type="float" office:value="11200" calcext:value-type="float">
            <text:p>11200</text:p>
          </table:table-cell>
          <table:table-cell table:style-name="Calc" office:value-type="string" calcext:value-type="string">
            <text:p>m/s or</text:p>
          </table:table-cell>
          <table:table-cell table:style-name="ce95"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deceleration:</text:p>
          </table:table-cell>
          <table:table-cell table:style-name="ce234" office:value-type="float" office:value="49" calcext:value-type="float">
            <text:p>49</text:p>
          </table:table-cell>
          <table:table-cell table:style-name="Calc" office:value-type="string" calcext:value-type="string">
            <text:p>m/s² or</text:p>
          </table:table-cell>
          <table:table-cell table:style-name="ce95"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9">
          <table:table-cell/>
          <table:table-cell table:style-name="Calc"/>
          <table:table-cell table:style-name="ce235"/>
          <table:table-cell table:style-name="Calc"/>
          <table:table-cell table:style-name="ce249"/>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94" table:formula="of:=IF([.G40] &lt; 10^9; FIXED([.G40]; 0); [.G40])" office:value-type="string" office:string-value="229" calcext:value-type="string">
            <text:p>229</text:p>
          </table:table-cell>
          <table:table-cell table:style-name="ce249" office:value-type="string" calcext:value-type="string">
            <text:p>s or</text:p>
          </table:table-cell>
          <table:table-cell table:style-name="ce95" table:formula="of:=COM.MICROSOFT.CONCAT(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95" table:formula="of:=IF([.G41] &lt; 10^9; FIXED([.G41]; 0); [.G41])" office:value-type="string" office:string-value="1.280.000" calcext:value-type="string">
            <text:p>1.280.000</text:p>
          </table:table-cell>
          <table:table-cell table:style-name="ce249" office:value-type="string" calcext:value-type="string">
            <text:p>m or</text:p>
          </table:table-cell>
          <table:table-cell table:style-name="ce95"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9">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3"/>
          <table:table-cell table:number-columns-repeated="57"/>
        </table:table-row>
        <table:table-row table:style-name="ro9">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3"/>
          <table:table-cell table:number-columns-repeated="57"/>
        </table:table-row>
        <table:table-row table:style-name="ro9">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3"/>
          <table:table-cell table:number-columns-repeated="57"/>
        </table:table-row>
        <table:table-row table:style-name="ro9">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3"/>
          <table:table-cell table:number-columns-repeated="57"/>
        </table:table-row>
        <table:table-row table:style-name="ro9">
          <table:table-cell/>
          <table:table-cell table:style-name="Calc" table:number-columns-repeated="3"/>
          <table:table-cell table:style-name="InterimResult" table:number-columns-repeated="3"/>
          <table:table-cell table:number-columns-repeated="57"/>
        </table:table-row>
        <table:table-row table:style-name="ro5">
          <table:table-cell/>
          <table:table-cell table:style-name="Calc" office:value-type="string" calcext:value-type="string">
            <text:p>Distance per day:</text:p>
          </table:table-cell>
          <table:table-cell table:style-name="ce247"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2"/>
          <table:table-cell table:number-columns-repeated="57"/>
        </table:table-row>
        <table:table-row table:style-name="ro5">
          <table:table-cell/>
          <table:table-cell table:style-name="Calc" office:value-type="string" calcext:value-type="string">
            <text:p>Total travel time:</text:p>
          </table:table-cell>
          <table:table-cell table:style-name="ce247" table:formula="of:=COM.MICROSOFT.CONCAT([.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9">
          <table:table-cell/>
          <table:table-cell table:style-name="CalcBoxBottom" table:number-columns-repeated="3"/>
          <table:table-cell table:style-name="InterimResult" table:number-columns-repeated="3"/>
          <table:table-cell table:number-columns-repeated="57"/>
        </table:table-row>
        <table:table-row table:style-name="ro4" table:number-rows-repeated="1048504">
          <table:table-cell table:number-columns-repeated="64"/>
        </table:table-row>
        <table:table-row table:style-name="ro4">
          <table:table-cell table:number-columns-repeated="64"/>
        </table:table-row>
        <calcext:conditional-formats>
          <calcext:conditional-format calcext:target-range-address="Travel.C9:Travel.C10 Travel.C18:Travel.C22">
            <calcext:condition calcext:apply-style-name="CalcError" calcext:value="is-error" calcext:base-cell-address="Travel.C9"/>
          </calcext:conditional-format>
          <calcext:conditional-format calcext:target-range-address="Travel.C18:Travel.C19 Travel.D9:Travel.D9">
            <calcext:condition calcext:apply-style-name="CalcError" calcext:value="is-error" calcext:base-cell-address="Travel.C9"/>
          </calcext:conditional-format>
          <calcext:conditional-format calcext:target-range-address="Travel.C18:Travel.C19 Travel.C29:Travel.C30 Travel.D9:Travel.D9">
            <calcext:condition calcext:apply-style-name="CalcError" calcext:value="is-error" calcext:base-cell-address="Travel.C9"/>
          </calcext:conditional-format>
          <calcext:conditional-format calcext:target-range-address="Travel.C40:Travel.D41 Travel.E36:Travel.E41">
            <calcext:condition calcext:apply-style-name="CalcError" calcext:value="is-error" calcext:base-cell-address="Travel.C36"/>
          </calcext:conditional-format>
          <calcext:conditional-format calcext:target-range-address="Travel.C16:Travel.C17 Travel.C28:Travel.C28 Travel.C37:Travel.C39">
            <calcext:condition calcext:apply-style-name="CalcError" calcext:value="&lt;0" calcext:base-cell-address="Travel.C16"/>
          </calcext:conditional-format>
          <calcext:conditional-format calcext:target-range-address="Travel.C51:Travel.C52">
            <calcext:condition calcext:apply-style-name="CalcError" calcext:value="is-error" calcext:base-cell-address="Travel.C51"/>
          </calcext:conditional-format>
        </calcext:conditional-formats>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6"/>
        <table:named-range table:name="AircraftCarrierMass" table:base-cell-address="$Constants.$F$25" table:cell-range-address="$Constants.$C$47"/>
        <table:named-range table:name="AlbedoEarth" table:base-cell-address="$Constants.$F$19" table:cell-range-address="$Constants.$F$66"/>
        <table:named-range table:name="AlbedoMoon" table:base-cell-address="$Constants.$C$20" table:cell-range-address="$Constants.$C$66"/>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3"/>
        <table:named-range table:name="AtmosphericAbsorptionEarth" table:base-cell-address="$Constants.$F$106" table:cell-range-address="$Constants.$C$70"/>
        <table:named-range table:name="CeresMass" table:base-cell-address="$Constants.$C$33" table:cell-range-address="$Constants.$F$49"/>
        <table:named-range table:name="CubicFoot" table:base-cell-address="$Constants.$F$44" table:cell-range-address="$Constants.$C$88"/>
        <table:named-range table:name="CubicInch" table:base-cell-address="$Constants.$C$44" table:cell-range-address="$Constants.$F$87"/>
        <table:named-range table:name="CubicMile" table:base-cell-address="$Constants.$C$45" table:cell-range-address="$Constants.$F$88"/>
        <table:named-range table:name="DensityNeutronium" table:base-cell-address="$Constants.$F$29" table:cell-range-address="$Constants.$C$60"/>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4"/>
        <table:named-range table:name="EarthEscapeVelocity" table:base-cell-address="$Constants.$F$35" table:cell-range-address="$Constants.$F$56"/>
        <table:named-range table:name="EarthGravity" table:base-cell-address="$Constants.$C$16" table:cell-range-address="$Constants.$C$56"/>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4"/>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4"/>
        <table:named-range table:name="InternationalInch" table:base-cell-address="$Constants.$C$39" table:cell-range-address="$Constants.$C$84"/>
        <table:named-range table:name="InternationalMile" table:base-cell-address="$Constants.$F$40" table:cell-range-address="$Constants.$F$85"/>
        <table:named-range table:name="InternationalYard" table:base-cell-address="$Constants.$C$40" table:cell-range-address="$Constants.$C$85"/>
        <table:named-range table:name="IronAbundanceCrust" table:base-cell-address="$Constants.$C$27" table:cell-range-address="$Constants.$C$68"/>
        <table:named-range table:name="IronAbundanceEarth" table:base-cell-address="$Constants.$F$27" table:cell-range-address="$Constants.$F$68"/>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9"/>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57"/>
        <table:named-range table:name="NeutroniumEnergyDensity" table:base-cell-address="$Constants.$C$30" table:cell-range-address="$Constants.$F$60"/>
        <table:named-range table:name="NeutroniumHalflife" table:base-cell-address="$Constants.$F$30" table:cell-range-address="$Constants.$C$61"/>
        <table:named-range table:name="NeutronMeanLifetime" table:base-cell-address="$Constants.$C$31" table:cell-range-address="$Constants.$F$61"/>
        <table:named-range table:name="Ounce" table:base-cell-address="$Constants.$C$42" table:cell-range-address="$Constants.$C$89"/>
        <table:named-range table:name="ParsecInLY" table:base-cell-address="$Constants.$C$10" table:cell-range-address="$Constants.$C$82"/>
        <table:named-range table:name="PhotonDistributionConstant" table:base-cell-address="$Constants.$C$38" table:cell-range-address="$Constants.$F$12"/>
        <table:named-range table:name="Pound" table:base-cell-address="$Constants.$F$42" table:cell-range-address="$Constants.$F$8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6"/>
        <table:named-range table:name="SemiMajorAxisMoon" table:base-cell-address="$Constants.$C$23" table:cell-range-address="$Constants.$F$73"/>
        <table:named-range table:name="SquareFoot" table:base-cell-address="$Constants.$F$43" table:cell-range-address="$Constants.$C$86"/>
        <table:named-range table:name="SquareMile" table:base-cell-address="$Constants.$F$41" table:cell-range-address="$Constants.$C$87"/>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57"/>
        <table:named-range table:name="TemperatureSun" table:base-cell-address="$Constants.$E$6" table:cell-range-address="$Constants.$F$14"/>
        <table:named-range table:name="Ton" table:base-cell-address="$Constants.$C$43" table:cell-range-address="$Constants.$C$9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style:text-align-source="value-type" style:repeat-content="false" fo:wrap-option="wrap" style:vertical-align="top"/>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2">00.00.0000</text:date>, <text:time style:data-style-name="N2" text:time-value="01:54:45.142480585">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2" meta:cell-count="1391" meta:object-count="0"/>
  </office:meta>
</office:document-meta>
</file>